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  <table:table-cell table:formula="of:=[.B3]-[.C3]" office:value-type="float" office:value="0.3">
            <text:p>0,3</text:p>
          </table:table-cell>
          <table:table-cell table:formula="of:=[.D3]/[.$D$12]*100" office:value-type="float" office:value="0.102459016393443">
            <text:p>0,1</text:p>
          </table:table-cell>
          <table:table-cell table:formula="of:=[.D12]-[.D3]" office:value-type="float" office:value="292.5">
            <text:p>292,5</text:p>
          </table:table-cell>
          <table:table-cell table:formula="of:=[.F3]/[.$D$12]*100" office:value-type="float" office:value="99.8975409836066">
            <text:p>99,9</text:p>
          </table:table-cell>
          <table:table-cell/>
          <table:table-cell office:value-type="float" office:value="2000">
            <text:p>2000</text:p>
          </table:table-cell>
          <table:table-cell table:formula="of:=[.G3]" office:value-type="float" office:value="99.8975409836066">
            <text:p>99,9</text:p>
          </table:table-cell>
          <table:table-cell table:number-columns-repeated="7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3.8">
            <text:p>13,8</text:p>
          </table:table-cell>
          <table:table-cell office:value-type="float" office:value="2.87">
            <text:p>2,87</text:p>
          </table:table-cell>
          <table:table-cell table:formula="of:=[.B4]-[.C4]" office:value-type="float" office:value="10.93">
            <text:p>10,93</text:p>
          </table:table-cell>
          <table:table-cell table:formula="of:=[.D4]/[.$D$12]*100" office:value-type="float" office:value="3.73292349726776">
            <text:p>3,73</text:p>
          </table:table-cell>
          <table:table-cell table:formula="of:=[.F3]-[.D4]" office:value-type="float" office:value="281.57">
            <text:p>281,57</text:p>
          </table:table-cell>
          <table:table-cell table:formula="of:=[.F4]/[.$D$12]*100" office:value-type="float" office:value="96.1646174863388">
            <text:p>96,16</text:p>
          </table:table-cell>
          <table:table-cell/>
          <table:table-cell office:value-type="float" office:value="1700">
            <text:p>1700</text:p>
          </table:table-cell>
          <table:table-cell table:formula="of:=[.G4]" office:value-type="float" office:value="96.1646174863388">
            <text:p>96,16</text:p>
          </table:table-cell>
          <table:table-cell table:number-columns-repeated="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3.1">
            <text:p>23,1</text:p>
          </table:table-cell>
          <table:table-cell office:value-type="float" office:value="2.8">
            <text:p>2,8</text:p>
          </table:table-cell>
          <table:table-cell table:formula="of:=[.B5]-[.C5]" office:value-type="float" office:value="20.3">
            <text:p>20,3</text:p>
          </table:table-cell>
          <table:table-cell table:formula="of:=[.D5]/[.$D$12]*100" office:value-type="float" office:value="6.93306010928962">
            <text:p>6,93</text:p>
          </table:table-cell>
          <table:table-cell table:formula="of:=[.F4]-[.D5]" office:value-type="float" office:value="261.27">
            <text:p>261,27</text:p>
          </table:table-cell>
          <table:table-cell table:formula="of:=[.F5]/[.$D$12]*100" office:value-type="float" office:value="89.2315573770492">
            <text:p>89,23</text:p>
          </table:table-cell>
          <table:table-cell/>
          <table:table-cell office:value-type="float" office:value="1600">
            <text:p>1600</text:p>
          </table:table-cell>
          <table:table-cell table:formula="of:=[.G5]" office:value-type="float" office:value="89.2315573770492">
            <text:p>89,23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9.1">
            <text:p>59,1</text:p>
          </table:table-cell>
          <table:table-cell office:value-type="float" office:value="2.8">
            <text:p>2,8</text:p>
          </table:table-cell>
          <table:table-cell table:formula="of:=[.B6]-[.C6]" office:value-type="float" office:value="56.3">
            <text:p>56,3</text:p>
          </table:table-cell>
          <table:table-cell table:formula="of:=[.D6]/[.$D$12]*100" office:value-type="float" office:value="19.2281420765027">
            <text:p>19,23</text:p>
          </table:table-cell>
          <table:table-cell table:formula="of:=[.F5]-[.D6]" office:value-type="float" office:value="204.97">
            <text:p>204,97</text:p>
          </table:table-cell>
          <table:table-cell table:formula="of:=[.F6]/[.$D$12]*100" office:value-type="float" office:value="70.0034153005465">
            <text:p>70</text:p>
          </table:table-cell>
          <table:table-cell/>
          <table:table-cell office:value-type="float" office:value="1400">
            <text:p>1400</text:p>
          </table:table-cell>
          <table:table-cell table:formula="of:=[.G6]" office:value-type="float" office:value="70.0034153005465">
            <text:p>70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3.3">
            <text:p>73,3</text:p>
          </table:table-cell>
          <table:table-cell office:value-type="float" office:value="2.85">
            <text:p>2,85</text:p>
          </table:table-cell>
          <table:table-cell table:formula="of:=[.B7]-[.C7]" office:value-type="float" office:value="70.45">
            <text:p>70,45</text:p>
          </table:table-cell>
          <table:table-cell table:formula="of:=[.D7]/[.$D$12]*100" office:value-type="float" office:value="24.0607923497268">
            <text:p>24,06</text:p>
          </table:table-cell>
          <table:table-cell table:formula="of:=[.F6]-[.D7]" office:value-type="float" office:value="134.52">
            <text:p>134,52</text:p>
          </table:table-cell>
          <table:table-cell table:formula="of:=[.F7]/[.$D$12]*100" office:value-type="float" office:value="45.9426229508197">
            <text:p>45,94</text:p>
          </table:table-cell>
          <table:table-cell/>
          <table:table-cell office:value-type="float" office:value="1250">
            <text:p>1250</text:p>
          </table:table-cell>
          <table:table-cell table:formula="of:=[.G7]" office:value-type="float" office:value="45.9426229508197">
            <text:p>45,94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20.1">
            <text:p>120,1</text:p>
          </table:table-cell>
          <table:table-cell office:value-type="float" office:value="2.8">
            <text:p>2,8</text:p>
          </table:table-cell>
          <table:table-cell table:formula="of:=[.B8]-[.C8]" office:value-type="float" office:value="117.3">
            <text:p>117,3</text:p>
          </table:table-cell>
          <table:table-cell table:formula="of:=[.D8]/[.$D$12]*100" office:value-type="float" office:value="40.0614754098361">
            <text:p>40,06</text:p>
          </table:table-cell>
          <table:table-cell table:formula="of:=[.F7]-[.D8]" office:value-type="float" office:value="17.22">
            <text:p>17,22</text:p>
          </table:table-cell>
          <table:table-cell table:formula="of:=[.F8]/[.$D$12]*100" office:value-type="float" office:value="5.88114754098362">
            <text:p>5,88</text:p>
          </table:table-cell>
          <table:table-cell/>
          <table:table-cell office:value-type="float" office:value="1000">
            <text:p>1000</text:p>
          </table:table-cell>
          <table:table-cell table:formula="of:=[.G8]" office:value-type="float" office:value="5.88114754098362">
            <text:p>5,88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8.1">
            <text:p>18,1</text:p>
          </table:table-cell>
          <table:table-cell office:value-type="float" office:value="2.73">
            <text:p>2,73</text:p>
          </table:table-cell>
          <table:table-cell table:formula="of:=[.B9]-[.C9]" office:value-type="float" office:value="15.37">
            <text:p>15,37</text:p>
          </table:table-cell>
          <table:table-cell table:formula="of:=[.D9]/[.$D$12]*100" office:value-type="float" office:value="5.24931693989071">
            <text:p>5,25</text:p>
          </table:table-cell>
          <table:table-cell table:formula="of:=[.F8]-[.D9]" office:value-type="float" office:value="1.85000000000004">
            <text:p>1,85</text:p>
          </table:table-cell>
          <table:table-cell table:formula="of:=[.F9]/[.$D$12]*100" office:value-type="float" office:value="0.63183060109291">
            <text:p>0,63</text:p>
          </table:table-cell>
          <table:table-cell/>
          <table:table-cell office:value-type="float" office:value="850">
            <text:p>850</text:p>
          </table:table-cell>
          <table:table-cell table:formula="of:=[.G9]" office:value-type="float" office:value="0.63183060109291">
            <text:p>0,63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.1">
            <text:p>4,1</text:p>
          </table:table-cell>
          <table:table-cell office:value-type="float" office:value="2.85">
            <text:p>2,85</text:p>
          </table:table-cell>
          <table:table-cell table:formula="of:=[.B10]-[.C10]" office:value-type="float" office:value="1.25">
            <text:p>1,25</text:p>
          </table:table-cell>
          <table:table-cell table:formula="of:=[.D10]/[.$D$12]*100" office:value-type="float" office:value="0.426912568306011">
            <text:p>0,43</text:p>
          </table:table-cell>
          <table:table-cell table:formula="of:=[.F9]-[.D10]" office:value-type="float" office:value="0.600000000000041">
            <text:p>0,6</text:p>
          </table:table-cell>
          <table:table-cell table:formula="of:=[.F10]/[.$D$12]*100" office:value-type="float" office:value="0.204918032786899">
            <text:p>0,2</text:p>
          </table:table-cell>
          <table:table-cell/>
          <table:table-cell office:value-type="float" office:value="710">
            <text:p>710</text:p>
          </table:table-cell>
          <table:table-cell table:formula="of:=[.G10]" office:value-type="float" office:value="0.204918032786899">
            <text:p>0,2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.5">
            <text:p>3,5</text:p>
          </table:table-cell>
          <table:table-cell office:value-type="float" office:value="2.9">
            <text:p>2,9</text:p>
          </table:table-cell>
          <table:table-cell table:formula="of:=[.B11]-[.C11]" office:value-type="float" office:value="0.6">
            <text:p>0,6</text:p>
          </table:table-cell>
          <table:table-cell table:formula="of:=[.D11]/[.$D$12]*100" office:value-type="float" office:value="0.204918032786885">
            <text:p>0,2</text:p>
          </table:table-cell>
          <table:table-cell table:formula="of:=[.F10]-[.D11]" office:value-type="float" office:value="0.0000000000000408562073062058">
            <text:p>0</text:p>
          </table:table-cell>
          <table:table-cell table:formula="of:=[.F11]/[.$D$12]*100" office:value-type="float" office:value="0.0000000000000139536227138681">
            <text:p>0</text:p>
          </table:table-cell>
          <table:table-cell/>
          <table:table-cell table:style-name="ce3" office:value-type="string">
            <text:p>-</text:p>
          </table:table-cell>
          <table:table-cell table:formula="of:=[.G11]" office:value-type="float" office:value="0.0000000000000139536227138681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J32" table:end-x="1.896cm" table:end-y="0.411cm" draw:z-index="0" draw:style-name="gr1" draw:text-style-name="P1" svg:width="21.271cm" svg:height="9.025cm" svg:x="0.948cm" svg:y="0.418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292.8">
            <text:p>292,8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ilica Sand 1000-1700 AB.CON (Grecia) comp268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9.8975409836066">
            <text:p>99,9</text:p>
          </table:table-cell>
          <table:table-cell table:number-columns-repeated="5"/>
        </table:table-row>
        <table:table-row table:style-name="ro1">
          <table:table-cell table:style-name="ce6" office:value-type="float" office:value="1700">
            <text:p>1700</text:p>
          </table:table-cell>
          <table:table-cell table:style-name="ce6" office:value-type="float" office:value="96.1646174863388">
            <text:p>96,16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9.2315573770492">
            <text:p>89,23</text:p>
          </table:table-cell>
          <table:table-cell table:number-columns-repeated="5"/>
        </table:table-row>
        <table:table-row table:style-name="ro1">
          <table:table-cell table:style-name="ce6" office:value-type="float" office:value="1400">
            <text:p>1400</text:p>
          </table:table-cell>
          <table:table-cell table:style-name="ce6" office:value-type="float" office:value="70.0034153005465">
            <text:p>70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5.9426229508197">
            <text:p>45,94</text:p>
          </table:table-cell>
          <table:table-cell table:number-columns-repeated="5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5.88114754098362">
            <text:p>5,88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0.63183060109291">
            <text:p>0,63</text:p>
          </table:table-cell>
          <table:table-cell table:number-columns-repeated="5"/>
        </table:table-row>
        <table:table-row table:style-name="ro1">
          <table:table-cell table:style-name="ce6" office:value-type="float" office:value="710">
            <text:p>710</text:p>
          </table:table-cell>
          <table:table-cell table:style-name="ce6" office:value-type="float" office:value="0.204918032786899">
            <text:p>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0000000000139536227138681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3" table:end-x="2.112cm" table:end-y="0.275cm" draw:z-index="0" draw:style-name="gr1" draw:text-style-name="P1" svg:width="15.337cm" svg:height="9.02cm" svg:x="0cm" svg:y="0.288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/11/2014</text:date>, <text:time>09.54.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34S</meta:editing-duration>
    <meta:editing-cycles>8</meta:editing-cycles>
    <meta:generator>OpenOffice/4.0.1$Win32 OpenOffice.org_project/401m5$Build-9714</meta:generator>
    <dc:date>2014-11-19T09:54:37.25</dc:date>
    <meta:document-statistic meta:table-count="3" meta:cell-count="119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6cm" xlink:href=".." xlink:type="simple" chart:class="chart:scatter" chart:style-name="ch1">
        <chart:plot-area chart:style-name="ch2" table:cell-range-address="Sheet1.A3:Sheet1.A11 Sheet1.J1:Sheet1.J2 Sheet1.G3:Sheet1.G11" chart:data-source-has-labels="row" svg:x="0.746cm" svg:y="0.909cm" svg:width="15.961cm" svg:height="6.974cm">
          <chartooo:coordinate-region svg:x="1.553cm" svg:y="1.121cm" svg:width="15.154cm" svg:height="6.089cm"/>
          <chart:axis chart:dimension="x" chart:name="primary-x" chart:style-name="ch3">
            <chart:title svg:x="7.61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3:Sheet1.A11</svg:desc>
                </draw:g>
              </table:table-cell>
              <table:table-cell office:value-type="float" office:value="99.8975409836066">
                <text:p>99.8975409836066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6.1646174863388">
                <text:p>96.164617486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89.2315573770492">
                <text:p>89.2315573770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70.0034153005465">
                <text:p>70.0034153005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5.9426229508197">
                <text:p>45.9426229508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88114754098362">
                <text:p>5.88114754098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63183060109291">
                <text:p>0.63183060109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0.204918032786899">
                <text:p>0.204918032786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39536227138681">
                <text:p>0.0000000000000139536227138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38cm" svg:height="9.021cm" xlink:href="." xlink:type="simple" chart:class="chart:scatter" chart:style-name="ch1">
        <chart:plot-area chart:style-name="ch2" chart:data-source-has-labels="both" svg:x="0.529cm" svg:y="0.906cm" svg:width="14.109cm" svg:height="6.966cm">
          <chartooo:coordinate-region svg:x="1.336cm" svg:y="1.118cm" svg:width="13.302cm" svg:height="6.081cm"/>
          <chart:axis chart:dimension="x" chart:name="primary-x" chart:style-name="ch3" chartooo:axis-type="auto">
            <chart:title svg:x="6.467cm" svg:y="8.053cm" chart:style-name="ch4">
              <text:p>Diametro (µm)</text:p>
            </chart:title>
            <chart:categories table:cell-range-address="local-table.$A$2:.$A$10"/>
            <chart:grid chart:style-name="ch5" chart:class="minor"/>
          </chart:axis>
          <chart:axis chart:dimension="y" chart:name="primary-y" chart:style-name="ch6">
            <chart:title svg:x="0.001cm" svg:y="5.438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99.8975409836066">
                <text:p>99.89754098360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6.1646174863388">
                <text:p>96.164617486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89.2315573770492">
                <text:p>89.2315573770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70.0034153005465">
                <text:p>70.0034153005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5.9426229508197">
                <text:p>45.9426229508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88114754098362">
                <text:p>5.88114754098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63183060109291">
                <text:p>0.63183060109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0.204918032786899">
                <text:p>0.204918032786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39536227138681">
                <text:p>0.0000000000000139536227138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